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02830690118607524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<text:soft-page-break/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(marchent pas chez moi – que sous linux ?)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<text:soft-page-break/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<text:soft-page-break/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<text:soft-page-break/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1"><text:span text:style-name="T3">on voit pas more car vieille commande peu puissante avec peu d'options</text:span>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</text:p>
                            </text:list-item>
                            <text:list-item>
                              <text:p text:style-name="P1"><text:soft-page-break/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supprimer récursivement dossier et tout contenus (param) : rm -R dossier/</text:p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<text:soft-page-break/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  <text:list-item>
                  <text:p text:style-name="P1">les utilisateurs et les droi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13T16:00:05</dc:date>
    <dc:creator>yjfjyf jjku</dc:creator>
    <meta:editing-duration>PT4H39M59S</meta:editing-duration>
    <meta:editing-cycles>216</meta:editing-cycles>
    <meta:document-statistic meta:table-count="0" meta:image-count="0" meta:object-count="0" meta:page-count="7" meta:paragraph-count="312" meta:word-count="2283" meta:character-count="11922"/>
  </office:meta>
</office:document-meta>
</file>